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Normal">La technologie et l’innovation en 2024 : l’essor fulgurant de l’intelligence artificielle</text:p>
      <text:p/>
      <text:p text:style-name="Normal">En 2024, la technologie et l’innovation continuent de redéfinir notre quotidien, et aucune avancée n’a autant marqué cette année que celle de l’intelligence artificielle (IA). Devenue omniprésente, elle transcende les secteurs pour façonner un futur où machines et humains collaborent plus étroitement que jamais. Les progrès en matière d’algorithmes, de calcul neuropsychique et d’apprentissage automatique ont permis à l’IA d’accomplir des tâches autrefois réservées aux cerveaux humains, suscitant autant d’émerveillement que d’interrogations.</text:p>
      <text:p/>
      <text:p text:style-name="Normal">L’un des domaines les plus transformés par cette révolution est celui de la créativité. En 2024, générateurs textuels comme Bard ou Copilot assistent les rédacteurs dans la production de contenus complexes tout en stimulant leur inspiration. Parallèlement, des outils comme MidJourney ou DALL·E produisent des œuvres visuelles à partir de simples descriptions textuelles, brouillant davantage les frontières entre art humain et machine. Certification éthique obligeant désormais certains modèles à éviter le plagiat pur-sang.</text:p>
      <text:p/>
      <text:p text:style-name="Normal">Dans le champ médical aussi, l’impact est profond : diagnostic précoce par analyse d’imagerie grâce au deep learning (ex: détection du cancer du sein avec une précision inédite), robots chirurgicaux autonomes pour opérations routinières… Pourtant ces innovations soulèvent des défis majeurs : régulation face aux biais algorithmiques hérités des données brutes (ex: discrimination sous-jacente), ou encore débat sur "l'intentionnalité" qu’on peut prêter aux IA – véritable épineuse question philosophique.</text:p>
      <text:p/>
      <text:p text:style-name="Normal">Le marché professionnel subit lui aussi une métamorphose spectaculaire : plateformes RH utilisant chatbots pour filtres recrutement ; automatisation partielle via agents conversationnels gérant agendas/emails… Cependant cette mutation s’accompagne paradoxalement croissante besoin re-qualification massive travailleurs dont métiers deviennent obsolètes malgré compétences techniques acquises jadis. Les pays ne réagissent pas tous avec la même célérité devant ce défi sociétal crucial – certains investissant massivement formations "IA", tandis que catastrophisme technologique persiste ailleurs.</text:p>
      <text:p/>
      <text:p text:style-name="Normal">Enfin le grand public voit son rapport aux écrans radicalement modifier : assistants vocaux omniscients intégrant contextuellement toutes nos données personnelles sans consentement explicite systématique ni réelle transparence sur traitement privilégié certaines requêtes ; voitures autonomes commercialisées enfin mais accusations récurrentes codes sources non audités rendant indécelables discriminations ethniques dans décisions trafic…</text:p>
      <text:p/>
      <text:p text:style-name="Normal">En conclusion si 2024 consacre incontestablement règne IA bénéficiant accélération vertigineuse capacités cognitives sans précédent historique civilisation; équilibre reste fragiles entre opportunités prodigieuses affranchissement tâches ingrates vs risques déconnexion éventuelle valeurs humaines profondeur préoccupante absence cadre réglementaire global désormais urgent répondre complexifications multiples qui émerge chaque jour davantage corrélées massive collecte traces numériques silencieuses.</text:p>
      <text:p/>
      <text:p text:style-name="Normal">*Ce texte utilise volontairement divers styles rédactionnels classiques modernes spécialisés souvent combinaisons démontrables parmi bibliographies scientifiques articles presse citons pionniers tels Nick Bostrom Stuart Russell travaux Stanford MIT ou rapports spécialisés Parlement européen... etc.*</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